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ref237865098"/><text:bookmark text:name="TI000000335"/>Глава 11. Удаление системы</text:h>
      <text:h text:style-name="Heading_20_2" text:outline-level="2"><text:bookmark text:name="TI000000336"/><text:bookmark text:name="IssOgl1_11.1_Удаление_информационной_базы"/>11.1. Удаление информационной базы</text:h>
      <text:p text:style-name="Text_20_body">Программа удаления системы «1С:Предприятие» не производит автоматического удаления каталогов на жестком диске, содержащих информационные базы. Эти каталоги следует удалить самостоятельно.</text:p>
      <text:p text:style-name="Text_20_body">Если на каталоги с информационными базами, которые необходимо удалить, существуют ссылки в списке информационных баз, то следует удалить как строки из списка информационных баз (см. <text:a xlink:type="simple" xlink:href="https://its.1c.ru/db/content/v8313doc/src/руководство%20администратора/глава%205.%20ведение%20списка%20информационных%20баз.htm?_=1542379434#_ref212981477" text:style-name="Internet_20_link" text:visited-style-name="Visited_20_Internet_20_Link">здесь</text:a>), так и сами каталоги.</text:p>
      <text:h text:style-name="Heading_20_2" text:outline-level="2"><text:bookmark text:name="TI000000337"/><text:bookmark text:name="IssOgl1_11.2_Удаление_технологической_платформы"/>11.2. Удаление технологической платформы</text:h>
      <text:h text:style-name="Heading_20_3" text:outline-level="3"><text:bookmark text:name="TI000000707"/><text:bookmark text:name="IssOgl2_11.2.1_Для_ОС_Windows"/>11.2.1. Для ОС Windows</text:h>
      <text:p text:style-name="Text_20_body">Удаление «1С:Предприятия» выполняется специальной программой, которая удаляет компоненты системы с жесткого диска компьютера, производит изменения в меню Пуск и системной информации Microsoft Windows.</text:p>
      <text:p text:style-name="Text_20_body">Перед удалением необходимо закончить работу с системой «1С:Предприятие» (включая завершение работы сервера «1С:Предприятия»).</text:p>
      <text:p text:style-name="Text_20_body">Для удаления системы «1С:Предприятие» необходимо выполнить следующие действия:</text:p>
      <text:p text:style-name="Text_20_body">● Запустить панель управления операционной системы Microsoft Windows и щелкнуть мышью пиктограмму Установка и удаление программ (Программы и компоненты для Windows Vista и выше).</text:p>
      <text:p text:style-name="Text_20_body">● Если необходимо, в выданном на экран диалоге щелкнуть мышью на пиктограмме Замена или удаление.</text:p>
      <text:p text:style-name="Text_20_body">● В списке установленных программ выбрать строку 1С Предприятие 8 (8.3.3.100) и нажать кнопку Удалить.</text:p>
      <text:p text:style-name="Text_20_body">Будет задан вопрос о необходимости выполнения удаления. В случае утвердительного ответа будет запущено удаление выбранной версии с компьютера и выполнение необходимых изменений в системной информации.</text:p>
      <text:h text:style-name="Heading_20_3" text:outline-level="3"><text:bookmark text:name="_ref440458836"/><text:bookmark text:name="TI000000708"/><text:bookmark text:name="IssOgl2_11.2.2_Для_OS_X"/>11.2.2. Для OS X</text:h>
      <text:p text:style-name="Text_20_body">Для удаления требуемой версии платформы, необходимо запустить пакетный файл uninstall.sh, расположенный в корневом каталоге установки (см. <text:a xlink:type="simple" xlink:href="https://its.1c.ru/db/content/v8313doc/src/руководство%20администратора/приложение%201.%20структура%20каталога%20установки%20и%20назначение%20каталогов%20и%20файлов.htm?_=1542379434#_ref438805108" text:style-name="Internet_20_link" text:visited-style-name="Visited_20_Internet_20_Link">здесь</text:a>).</text:p>
      <text:p text:style-name="Text_20_body">Удаление должно выполняться от лица пользователя, обладающего административными привилегиям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34:36.426076688</dc:date>
    <meta:editing-duration>PT1H16M26S</meta:editing-duration>
    <meta:editing-cycles>70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19" meta:character-count="1754" meta:non-whitespace-character-count="1551"/>
  </office:meta>
</office:document-meta>
</file>